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cc99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8.194cm" svg:height="21.209cm" svg:x="1.635cm" svg:y="1.8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2.225cm" svg:height="17.653cm" svg:x="1.635cm" svg:y="1.8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6cm" fo:page-height="29.7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20_1" style:display-name="Default 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4T11:22:27.451863206</meta:creation-date>
    <dc:date>2016-11-04T11:41:11.650384171</dc:date>
    <meta:editing-duration>P0D</meta:editing-duration>
    <meta:editing-cycles>1</meta:editing-cycles>
    <meta:document-statistic meta:object-count="2"/>
    <meta:generator>LibreOffice/4.2.8.2$Linux_X86_64 LibreOffice_project/420m0$Build-2</meta:generator>
  </office:meta>
</office:document-meta>
</file>